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Policepardéfaut" style:family="text">
      <style:text-properties fo:font-weight="bold" style:font-weight-asian="bold" style:font-weight-complex="bold" fo:font-size="14pt" style:font-size-asian="14pt" style:font-size-complex="14pt"/>
    </style:style>
    <style:style style:name="P4" style:parent-style-name="Paragraphedeliste" style:list-style-name="LFO1" style:family="paragraph"/>
    <style:style style:name="P5" style:parent-style-name="Paragraphedeliste" style:list-style-name="LFO1" style:family="paragraph"/>
    <style:style style:name="P6" style:parent-style-name="NormalWeb" style:family="paragraph">
      <style:paragraph-properties fo:text-align="justify" fo:margin-top="0in" fo:margin-bottom="0in" fo:background-color="#FFFFFF"/>
    </style:style>
    <style:style style:name="T7" style:parent-style-name="Policepardéfaut" style:family="text">
      <style:text-properties style:font-name="Segoe UI" style:font-name-complex="Segoe UI" fo:color="#242424" fo:font-size="11pt" style:font-size-asian="11pt" style:font-size-complex="11pt"/>
    </style:style>
    <style:style style:name="T8" style:parent-style-name="Policepardéfaut" style:family="text">
      <style:text-properties style:font-name="Segoe UI" style:font-name-complex="Segoe UI" fo:color="#242424" fo:font-size="11pt" style:font-size-asian="11pt" style:font-size-complex="11pt"/>
    </style:style>
    <style:style style:name="P9" style:parent-style-name="NormalWeb" style:family="paragraph">
      <style:paragraph-properties fo:text-align="justify" fo:margin-top="0in" fo:margin-bottom="0in" fo:background-color="#FFFFFF"/>
    </style:style>
    <style:style style:name="T10" style:parent-style-name="Policepardéfaut" style:family="text">
      <style:text-properties style:font-name="Segoe UI" style:font-name-complex="Segoe UI" fo:color="#242424" fo:font-size="11pt" style:font-size-asian="11pt" style:font-size-complex="11pt"/>
    </style:style>
    <style:style style:name="T11" style:parent-style-name="Policepardéfaut" style:family="text">
      <style:text-properties style:font-name="Segoe UI" style:font-name-complex="Segoe UI" fo:color="#242424" fo:font-size="11pt" style:font-size-asian="11pt" style:font-size-complex="11pt"/>
    </style:style>
    <style:style style:name="P12" style:parent-style-name="Normal" style:family="paragraph">
      <style:text-properties fo:font-size="12pt" style:font-size-asian="12pt" style:font-size-complex="12pt"/>
    </style:style>
    <style:style style:name="P13" style:parent-style-name="Paragraphedeliste" style:family="paragraph">
      <style:paragraph-properties fo:margin-left="0.743in">
        <style:tab-stops/>
      </style:paragraph-properties>
    </style:style>
    <style:style style:name="P14" style:parent-style-name="Paragraphedeliste" style:list-style-name="LFO2" style:family="paragraph"/>
    <style:style style:name="P15" style:parent-style-name="Paragraphedeliste" style:list-style-name="LFO2" style:family="paragraph"/>
    <style:style style:name="P16" style:parent-style-name="Paragraphedeliste" style:list-style-name="LFO2" style:family="paragraph"/>
    <style:style style:name="P17" style:parent-style-name="Paragraphedeliste" style:list-style-name="LFO2" style:family="paragraph"/>
    <style:style style:name="P18" style:parent-style-name="Paragraphedeliste" style:list-style-name="LFO2" style:family="paragraph"/>
    <style:style style:name="P19" style:parent-style-name="Paragraphedeliste" style:list-style-name="LFO2" style:family="paragraph"/>
    <style:style style:name="P20" style:parent-style-name="Paragraphedeliste" style:list-style-name="LFO2" style:family="paragraph"/>
    <style:style style:name="P21" style:parent-style-name="Paragraphedeliste" style:list-style-name="LFO2" style:family="paragraph"/>
    <style:style style:name="P22" style:parent-style-name="Paragraphedeliste" style:list-style-name="LFO2" style:family="paragraph"/>
    <style:style style:name="P23" style:parent-style-name="Paragraphedeliste" style:list-style-name="LFO2" style:family="paragraph"/>
    <style:style style:name="T24" style:parent-style-name="Policepardéfaut" style:family="text">
      <style:text-properties style:font-name="Segoe UI" style:font-name-complex="Segoe UI" fo:color="#242424" fo:font-size="10.5pt" style:font-size-asian="10.5pt" style:font-size-complex="10.5pt" fo:background-color="#FFFFFF"/>
    </style:style>
  </office:automatic-styles>
  <office:body>
    <office:text text:use-soft-page-breaks="true">
      <text:p text:style-name="P1"><text:span text:style-name="T2">Idée du projet :</text:span><text:s/><text:span text:style-name="T3">VOITURE INTELLIGENTE</text:span></text:p>
      <text:p text:style-name="Normal">Noms des participants :</text:p>
      <text:list text:style-name="LFO1" text:continue-numbering="true">
        <text:list-item>
          <text:p text:style-name="P4">MODJO TAGNE Darline P</text:p>
        </text:list-item>
        <text:list-item>
          <text:p text:style-name="P5">NOMEGNE Muriane<text:s/></text:p>
        </text:list-item>
      </text:list>
      <text:p text:style-name="Normal"/>
      <text:p text:style-name="Normal"/>
      <text:p text:style-name="P6"><text:span text:style-name="T7">Nous voulons implémenter une voiture intelligente qui suit une trajectoire, étant capable de tourner face à l'obstacle, en<text:s/></text:span><text:span text:style-name="T8">émettant un bruit grâce au buzeur.</text:span></text:p>
      <text:p text:style-name="P9"><text:span text:style-name="T10"><text:s/>La Led RGB doit signaler le positionnement grâce aux différentes couleurs qu'elle peut prendre, le châssis nous permettra de monter les différents composants, l'interface contrôleur pour transmettre les directives aux mo</text:span><text:span text:style-name="T11">teurs pas à pas, et la photorésistance quant-à-elle, nous servira de capteur de lumière (en cas d'obscurité elle s'allume).</text:span></text:p>
      <text:p text:style-name="Normal"/>
      <text:p text:style-name="Normal"/>
      <text:p text:style-name="P12">Listes des matériels :</text:p>
      <text:p text:style-name="P13"/>
      <text:list text:style-name="LFO2" text:continue-numbering="true">
        <text:list-item>
          <text:p text:style-name="P14">04 moteurs à courant continus</text:p>
        </text:list-item>
        <text:list-item>
          <text:p text:style-name="P15">04 roues<text:s/></text:p>
        </text:list-item>
        <text:list-item>
          <text:p text:style-name="P16">01 servomoteur<text:s/></text:p>
        </text:list-item>
        <text:list-item>
          <text:p text:style-name="P17">01 buzeur</text:p>
        </text:list-item>
        <text:list-item>
          <text:p text:style-name="P18">Afficheur 7 segments<text:s/></text:p>
        </text:list-item>
        <text:list-item>
          <text:p text:style-name="P19">Led RGB</text:p>
        </text:list-item>
        <text:list-item>
          <text:p text:style-name="P20">Afficheur LCD</text:p>
        </text:list-item>
        <text:list-item>
          <text:p text:style-name="P21">Le châssis (support utilisé pour monter les différents composants )</text:p>
        </text:list-item>
        <text:list-item>
          <text:p text:style-name="P22">L’interface contrôleur<text:s/></text:p>
        </text:list-item>
        <text:list-item>
          <text:p text:style-name="P23">Photo résistance<text:s/></text:p>
        </text:list-item>
      </text:list>
      <text:p text:style-name="Normal"/>
      <text:p text:style-name="Normal"><text:span text:style-name="T24">En fait un servomoteur tourne et se positionne selon qu'on lui donne. Si vous voulez un robot avec des roues, il faut utiliser des moteurs à courant continu et pas des moteurs pas à pas. On a des châssis à l'école avec deux moteurs et deux roues. Sinon, vous voulez détecter un obstacle, si le capteur ultrason qui va le faire. Je vous propose de commencer avec un capteur ultrason et une led RGB. La led change de couleurs selon la distance. Après vous pouvez rajouter cette fonctionnalité sur un robot. Est-ce que cela vous convi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MEGNE Muriane</meta:initial-creator>
    <dc:creator>NOMEGNE Muriane</dc:creator>
    <meta:creation-date>2022-03-28T11:16:00Z</meta:creation-date>
    <dc:date>2022-03-31T20:28:00Z</dc:date>
    <meta:template xlink:href="Normal.dotm" xlink:type="simple"/>
    <meta:editing-cycles>7</meta:editing-cycles>
    <meta:editing-duration>PT5880S</meta:editing-duration>
    <meta:document-statistic meta:page-count="1" meta:paragraph-count="2" meta:word-count="213" meta:character-count="1387" meta:row-count="9" meta:non-whitespace-character-count="1176"/>
  </office:meta>
</office:document-meta>
</file>